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</office:automatic-styles>
  <office:body>
    <office:spreadsheet>
      <table:table table:name="Hoja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stop</text:p>
          </table:table-cell>
          <table:table-cell table:style-name="ce1" office:value-type="string" calcext:value-type="string">
            <text:p>PRO</text:p>
          </table:table-cell>
          <table:table-cell table:style-name="ce1" office:value-type="string" calcext:value-type="string">
            <text:p>PRA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3.1" calcext:value-type="float">
            <text:p>3.1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.1" calcext:value-type="float">
            <text:p>3.1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.4" calcext:value-type="float">
            <text:p>3.4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4.13" calcext:value-type="float">
            <text:p>4.13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4.1" calcext:value-type="float">
            <text:p>4.1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12" calcext:value-type="float">
            <text:p>4.12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13" calcext:value-type="float">
            <text:p>4.13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1020"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5.12" calcext:value-type="float">
            <text:p>5.1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3:14:20.278429137</meta:creation-date>
    <dc:date>2018-04-20T13:17:49.987145524</dc:date>
    <meta:editing-duration>P0D</meta:editing-duration>
    <meta:editing-cycles>1</meta:editing-cycles>
    <meta:document-statistic meta:table-count="1" meta:cell-count="252" meta:object-count="0"/>
    <meta:generator>LibreOffice/4.2.8.2$Linux_X86_64 LibreOffice_project/420m0$Build-2</meta:generator>
  </office:meta>
</office:document-meta>
</file>